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626in"/>
    </style:style>
    <style:style style:name="co2" style:family="table-column">
      <style:table-column-properties fo:break-before="auto" style:column-width="0.6819in"/>
    </style:style>
    <style:style style:name="co3" style:family="table-column">
      <style:table-column-properties fo:break-before="auto" style:column-width="0.9945in"/>
    </style:style>
    <style:style style:name="co4" style:family="table-column">
      <style:table-column-properties fo:break-before="auto" style:column-width="0.9547in"/>
    </style:style>
    <style:style style:name="co5" style:family="table-column">
      <style:table-column-properties fo:break-before="auto" style:column-width="0.983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>
            <text:p>RPM Bins</text:p>
          </table:table-cell>
          <table:table-cell office:value-type="string">
            <text:p>Load Bins</text:p>
          </table:table-cell>
          <table:table-cell office:value-type="string">
            <text:p>Bytes (&lt; 1024)</text:p>
          </table:table-cell>
          <table:table-cell office:value-type="string">
            <text:p>% Used</text:p>
          </table:table-cell>
          <table:table-cell/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formula="oooc:=2+ ((([.A2]*[.B2])+[.A2]+[.B2])*2)" office:value-type="float" office:value="578">
            <text:p>578</text:p>
          </table:table-cell>
          <table:table-cell table:formula="oooc:=[.C2]/1024" office:value-type="percentage" office:value="0.564453125">
            <text:p>56.45%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ooc:=2+ ((([.A3]*[.B3])+[.A3]+[.B3])*2)" office:value-type="float" office:value="612">
            <text:p>612</text:p>
          </table:table-cell>
          <table:table-cell table:formula="oooc:=[.C3]/1024" office:value-type="percentage" office:value="0.59765625">
            <text:p>59.77%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ooc:=2+ ((([.A4]*[.B4])+[.A4]+[.B4])*2)" office:value-type="float" office:value="612">
            <text:p>612</text:p>
          </table:table-cell>
          <table:table-cell table:formula="oooc:=[.C4]/1024" office:value-type="percentage" office:value="0.59765625">
            <text:p>59.77%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ooc:=2+ ((([.A5]*[.B5])+[.A5]+[.B5])*2)" office:value-type="float" office:value="646">
            <text:p>646</text:p>
          </table:table-cell>
          <table:table-cell table:formula="oooc:=[.C5]/1024" office:value-type="percentage" office:value="0.630859375">
            <text:p>63.09%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formula="oooc:=2+ ((([.A6]*[.B6])+[.A6]+[.B6])*2)" office:value-type="float" office:value="646">
            <text:p>646</text:p>
          </table:table-cell>
          <table:table-cell table:formula="oooc:=[.C6]/1024" office:value-type="percentage" office:value="0.630859375">
            <text:p>63.09%</text:p>
          </table:table-cell>
          <table:table-cell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ooc:=2+ ((([.A7]*[.B7])+[.A7]+[.B7])*2)" office:value-type="float" office:value="648">
            <text:p>648</text:p>
          </table:table-cell>
          <table:table-cell table:formula="oooc:=[.C7]/1024" office:value-type="percentage" office:value="0.6328125">
            <text:p>63.28%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ooc:=2+ ((([.A8]*[.B8])+[.A8]+[.B8])*2)" office:value-type="float" office:value="680">
            <text:p>680</text:p>
          </table:table-cell>
          <table:table-cell table:formula="oooc:=[.C8]/1024" office:value-type="percentage" office:value="0.6640625">
            <text:p>66.41%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ooc:=2+ ((([.A9]*[.B9])+[.A9]+[.B9])*2)" office:value-type="float" office:value="680">
            <text:p>680</text:p>
          </table:table-cell>
          <table:table-cell table:formula="oooc:=[.C9]/1024" office:value-type="percentage" office:value="0.6640625">
            <text:p>66.41%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ooc:=2+ ((([.A10]*[.B10])+[.A10]+[.B10])*2)" office:value-type="float" office:value="684">
            <text:p>684</text:p>
          </table:table-cell>
          <table:table-cell table:formula="oooc:=[.C10]/1024" office:value-type="percentage" office:value="0.66796875">
            <text:p>66.80%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ooc:=2+ ((([.A11]*[.B11])+[.A11]+[.B11])*2)" office:value-type="float" office:value="684">
            <text:p>684</text:p>
          </table:table-cell>
          <table:table-cell table:formula="oooc:=[.C11]/1024" office:value-type="percentage" office:value="0.66796875">
            <text:p>66.80%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ooc:=2+ ((([.A12]*[.B12])+[.A12]+[.B12])*2)" office:value-type="float" office:value="714">
            <text:p>714</text:p>
          </table:table-cell>
          <table:table-cell table:formula="oooc:=[.C12]/1024" office:value-type="percentage" office:value="0.697265625">
            <text:p>69.73%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ooc:=2+ ((([.A13]*[.B13])+[.A13]+[.B13])*2)" office:value-type="float" office:value="714">
            <text:p>714</text:p>
          </table:table-cell>
          <table:table-cell table:formula="oooc:=[.C13]/1024" office:value-type="percentage" office:value="0.697265625">
            <text:p>69.73%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ooc:=2+ ((([.A14]*[.B14])+[.A14]+[.B14])*2)" office:value-type="float" office:value="720">
            <text:p>720</text:p>
          </table:table-cell>
          <table:table-cell table:formula="oooc:=[.C14]/1024" office:value-type="percentage" office:value="0.703125">
            <text:p>70.31%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ooc:=2+ ((([.A15]*[.B15])+[.A15]+[.B15])*2)" office:value-type="float" office:value="720">
            <text:p>720</text:p>
          </table:table-cell>
          <table:table-cell table:formula="oooc:=[.C15]/1024" office:value-type="percentage" office:value="0.703125">
            <text:p>70.31%</text:p>
          </table:table-cell>
          <table:table-cell/>
        </table:table-row>
        <table:table-row table:style-name="ro1">
          <table:table-cell table:number-columns-repeated="2" office:value-type="float" office:value="18">
            <text:p>18</text:p>
          </table:table-cell>
          <table:table-cell table:formula="oooc:=2+ ((([.A16]*[.B16])+[.A16]+[.B16])*2)" office:value-type="float" office:value="722">
            <text:p>722</text:p>
          </table:table-cell>
          <table:table-cell table:formula="oooc:=[.C16]/1024" office:value-type="percentage" office:value="0.705078125">
            <text:p>70.51%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formula="oooc:=2+ ((([.A17]*[.B17])+[.A17]+[.B17])*2)" office:value-type="float" office:value="748">
            <text:p>748</text:p>
          </table:table-cell>
          <table:table-cell table:formula="oooc:=[.C17]/1024" office:value-type="percentage" office:value="0.73046875">
            <text:p>73.05%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table:formula="oooc:=2+ ((([.A18]*[.B18])+[.A18]+[.B18])*2)" office:value-type="float" office:value="748">
            <text:p>748</text:p>
          </table:table-cell>
          <table:table-cell table:formula="oooc:=[.C18]/1024" office:value-type="percentage" office:value="0.73046875">
            <text:p>73.05%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ooc:=2+ ((([.A19]*[.B19])+[.A19]+[.B19])*2)" office:value-type="float" office:value="756">
            <text:p>756</text:p>
          </table:table-cell>
          <table:table-cell table:formula="oooc:=[.C19]/1024" office:value-type="percentage" office:value="0.73828125">
            <text:p>73.83%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ooc:=2+ ((([.A20]*[.B20])+[.A20]+[.B20])*2)" office:value-type="float" office:value="756">
            <text:p>756</text:p>
          </table:table-cell>
          <table:table-cell table:formula="oooc:=[.C20]/1024" office:value-type="percentage" office:value="0.73828125">
            <text:p>73.83%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formula="oooc:=2+ ((([.A21]*[.B21])+[.A21]+[.B21])*2)" office:value-type="float" office:value="760">
            <text:p>760</text:p>
          </table:table-cell>
          <table:table-cell table:formula="oooc:=[.C21]/1024" office:value-type="percentage" office:value="0.7421875">
            <text:p>74.22%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ooc:=2+ ((([.A22]*[.B22])+[.A22]+[.B22])*2)" office:value-type="float" office:value="760">
            <text:p>760</text:p>
          </table:table-cell>
          <table:table-cell table:formula="oooc:=[.C22]/1024" office:value-type="percentage" office:value="0.7421875">
            <text:p>74.22%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formula="oooc:=2+ ((([.A23]*[.B23])+[.A23]+[.B23])*2)" office:value-type="float" office:value="782">
            <text:p>782</text:p>
          </table:table-cell>
          <table:table-cell table:formula="oooc:=[.C23]/1024" office:value-type="percentage" office:value="0.763671875">
            <text:p>76.37%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formula="oooc:=2+ ((([.A24]*[.B24])+[.A24]+[.B24])*2)" office:value-type="float" office:value="782">
            <text:p>782</text:p>
          </table:table-cell>
          <table:table-cell table:formula="oooc:=[.C24]/1024" office:value-type="percentage" office:value="0.763671875">
            <text:p>76.37%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table:formula="oooc:=2+ ((([.A25]*[.B25])+[.A25]+[.B25])*2)" office:value-type="float" office:value="792">
            <text:p>792</text:p>
          </table:table-cell>
          <table:table-cell table:formula="oooc:=[.C25]/1024" office:value-type="percentage" office:value="0.7734375">
            <text:p>77.34%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formula="oooc:=2+ ((([.A26]*[.B26])+[.A26]+[.B26])*2)" office:value-type="float" office:value="792">
            <text:p>792</text:p>
          </table:table-cell>
          <table:table-cell table:formula="oooc:=[.C26]/1024" office:value-type="percentage" office:value="0.7734375">
            <text:p>77.34%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ooc:=2+ ((([.A27]*[.B27])+[.A27]+[.B27])*2)" office:value-type="float" office:value="798">
            <text:p>798</text:p>
          </table:table-cell>
          <table:table-cell table:formula="oooc:=[.C27]/1024" office:value-type="percentage" office:value="0.779296875">
            <text:p>77.93%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ooc:=2+ ((([.A28]*[.B28])+[.A28]+[.B28])*2)" office:value-type="float" office:value="798">
            <text:p>798</text:p>
          </table:table-cell>
          <table:table-cell table:formula="oooc:=[.C28]/1024" office:value-type="percentage" office:value="0.779296875">
            <text:p>77.93%</text:p>
          </table:table-cell>
          <table:table-cell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ooc:=2+ ((([.A29]*[.B29])+[.A29]+[.B29])*2)" office:value-type="float" office:value="800">
            <text:p>800</text:p>
          </table:table-cell>
          <table:table-cell table:formula="oooc:=[.C29]/1024" office:value-type="percentage" office:value="0.78125">
            <text:p>78.13%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formula="oooc:=2+ ((([.A30]*[.B30])+[.A30]+[.B30])*2)" office:value-type="float" office:value="816">
            <text:p>816</text:p>
          </table:table-cell>
          <table:table-cell table:formula="oooc:=[.C30]/1024" office:value-type="percentage" office:value="0.796875">
            <text:p>79.69%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table:formula="oooc:=2+ ((([.A31]*[.B31])+[.A31]+[.B31])*2)" office:value-type="float" office:value="816">
            <text:p>816</text:p>
          </table:table-cell>
          <table:table-cell table:formula="oooc:=[.C31]/1024" office:value-type="percentage" office:value="0.796875">
            <text:p>79.69%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formula="oooc:=2+ ((([.A32]*[.B32])+[.A32]+[.B32])*2)" office:value-type="float" office:value="828">
            <text:p>828</text:p>
          </table:table-cell>
          <table:table-cell table:formula="oooc:=[.C32]/1024" office:value-type="percentage" office:value="0.80859375">
            <text:p>80.86%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formula="oooc:=2+ ((([.A33]*[.B33])+[.A33]+[.B33])*2)" office:value-type="float" office:value="828">
            <text:p>828</text:p>
          </table:table-cell>
          <table:table-cell table:formula="oooc:=[.C33]/1024" office:value-type="percentage" office:value="0.80859375">
            <text:p>80.86%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table:formula="oooc:=2+ ((([.A34]*[.B34])+[.A34]+[.B34])*2)" office:value-type="float" office:value="836">
            <text:p>836</text:p>
          </table:table-cell>
          <table:table-cell table:formula="oooc:=[.C34]/1024" office:value-type="percentage" office:value="0.81640625">
            <text:p>81.64%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formula="oooc:=2+ ((([.A35]*[.B35])+[.A35]+[.B35])*2)" office:value-type="float" office:value="836">
            <text:p>836</text:p>
          </table:table-cell>
          <table:table-cell table:formula="oooc:=[.C35]/1024" office:value-type="percentage" office:value="0.81640625">
            <text:p>81.64%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ooc:=2+ ((([.A36]*[.B36])+[.A36]+[.B36])*2)" office:value-type="float" office:value="840">
            <text:p>840</text:p>
          </table:table-cell>
          <table:table-cell table:formula="oooc:=[.C36]/1024" office:value-type="percentage" office:value="0.8203125">
            <text:p>82.03%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ooc:=2+ ((([.A37]*[.B37])+[.A37]+[.B37])*2)" office:value-type="float" office:value="840">
            <text:p>840</text:p>
          </table:table-cell>
          <table:table-cell table:formula="oooc:=[.C37]/1024" office:value-type="percentage" office:value="0.8203125">
            <text:p>82.03%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table:formula="oooc:=2+ ((([.A38]*[.B38])+[.A38]+[.B38])*2)" office:value-type="float" office:value="850">
            <text:p>850</text:p>
          </table:table-cell>
          <table:table-cell table:formula="oooc:=[.C38]/1024" office:value-type="percentage" office:value="0.830078125">
            <text:p>83.01%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table:formula="oooc:=2+ ((([.A39]*[.B39])+[.A39]+[.B39])*2)" office:value-type="float" office:value="850">
            <text:p>850</text:p>
          </table:table-cell>
          <table:table-cell table:formula="oooc:=[.C39]/1024" office:value-type="percentage" office:value="0.830078125">
            <text:p>83.01%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table:formula="oooc:=2+ ((([.A40]*[.B40])+[.A40]+[.B40])*2)" office:value-type="float" office:value="864">
            <text:p>864</text:p>
          </table:table-cell>
          <table:table-cell table:formula="oooc:=[.C40]/1024" office:value-type="percentage" office:value="0.84375">
            <text:p>84.38%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table:formula="oooc:=2+ ((([.A41]*[.B41])+[.A41]+[.B41])*2)" office:value-type="float" office:value="864">
            <text:p>864</text:p>
          </table:table-cell>
          <table:table-cell table:formula="oooc:=[.C41]/1024" office:value-type="percentage" office:value="0.84375">
            <text:p>84.38%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ooc:=2+ ((([.A42]*[.B42])+[.A42]+[.B42])*2)" office:value-type="float" office:value="874">
            <text:p>874</text:p>
          </table:table-cell>
          <table:table-cell table:formula="oooc:=[.C42]/1024" office:value-type="percentage" office:value="0.853515625">
            <text:p>85.35%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formula="oooc:=2+ ((([.A43]*[.B43])+[.A43]+[.B43])*2)" office:value-type="float" office:value="874">
            <text:p>874</text:p>
          </table:table-cell>
          <table:table-cell table:formula="oooc:=[.C43]/1024" office:value-type="percentage" office:value="0.853515625">
            <text:p>85.35%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formula="oooc:=2+ ((([.A44]*[.B44])+[.A44]+[.B44])*2)" office:value-type="float" office:value="880">
            <text:p>880</text:p>
          </table:table-cell>
          <table:table-cell table:formula="oooc:=[.C44]/1024" office:value-type="percentage" office:value="0.859375">
            <text:p>85.94%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formula="oooc:=2+ ((([.A45]*[.B45])+[.A45]+[.B45])*2)" office:value-type="float" office:value="880">
            <text:p>880</text:p>
          </table:table-cell>
          <table:table-cell table:formula="oooc:=[.C45]/1024" office:value-type="percentage" office:value="0.859375">
            <text:p>85.94%</text:p>
          </table:table-cell>
          <table:table-cell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ooc:=2+ ((([.A46]*[.B46])+[.A46]+[.B46])*2)" office:value-type="float" office:value="882">
            <text:p>882</text:p>
          </table:table-cell>
          <table:table-cell table:formula="oooc:=[.C46]/1024" office:value-type="percentage" office:value="0.861328125">
            <text:p>86.13%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table:formula="oooc:=2+ ((([.A47]*[.B47])+[.A47]+[.B47])*2)" office:value-type="float" office:value="884">
            <text:p>884</text:p>
          </table:table-cell>
          <table:table-cell table:formula="oooc:=[.C47]/1024" office:value-type="percentage" office:value="0.86328125">
            <text:p>86.33%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formula="oooc:=2+ ((([.A48]*[.B48])+[.A48]+[.B48])*2)" office:value-type="float" office:value="884">
            <text:p>884</text:p>
          </table:table-cell>
          <table:table-cell table:formula="oooc:=[.C48]/1024" office:value-type="percentage" office:value="0.86328125">
            <text:p>86.33%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table:formula="oooc:=2+ ((([.A49]*[.B49])+[.A49]+[.B49])*2)" office:value-type="float" office:value="900">
            <text:p>900</text:p>
          </table:table-cell>
          <table:table-cell table:formula="oooc:=[.C49]/1024" office:value-type="percentage" office:value="0.87890625">
            <text:p>87.89%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table:formula="oooc:=2+ ((([.A50]*[.B50])+[.A50]+[.B50])*2)" office:value-type="float" office:value="900">
            <text:p>900</text:p>
          </table:table-cell>
          <table:table-cell table:formula="oooc:=[.C50]/1024" office:value-type="percentage" office:value="0.87890625">
            <text:p>87.89%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table:formula="oooc:=2+ ((([.A51]*[.B51])+[.A51]+[.B51])*2)" office:value-type="float" office:value="912">
            <text:p>912</text:p>
          </table:table-cell>
          <table:table-cell table:formula="oooc:=[.C51]/1024" office:value-type="percentage" office:value="0.890625">
            <text:p>89.06%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table:formula="oooc:=2+ ((([.A52]*[.B52])+[.A52]+[.B52])*2)" office:value-type="float" office:value="912">
            <text:p>912</text:p>
          </table:table-cell>
          <table:table-cell table:formula="oooc:=[.C52]/1024" office:value-type="percentage" office:value="0.890625">
            <text:p>89.06%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table:formula="oooc:=2+ ((([.A53]*[.B53])+[.A53]+[.B53])*2)" office:value-type="float" office:value="918">
            <text:p>918</text:p>
          </table:table-cell>
          <table:table-cell table:formula="oooc:=[.C53]/1024" office:value-type="percentage" office:value="0.896484375">
            <text:p>89.65%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table:formula="oooc:=2+ ((([.A54]*[.B54])+[.A54]+[.B54])*2)" office:value-type="float" office:value="918">
            <text:p>918</text:p>
          </table:table-cell>
          <table:table-cell table:formula="oooc:=[.C54]/1024" office:value-type="percentage" office:value="0.896484375">
            <text:p>89.65%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formula="oooc:=2+ ((([.A55]*[.B55])+[.A55]+[.B55])*2)" office:value-type="float" office:value="920">
            <text:p>920</text:p>
          </table:table-cell>
          <table:table-cell table:formula="oooc:=[.C55]/1024" office:value-type="percentage" office:value="0.8984375">
            <text:p>89.84%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ooc:=2+ ((([.A56]*[.B56])+[.A56]+[.B56])*2)" office:value-type="float" office:value="920">
            <text:p>920</text:p>
          </table:table-cell>
          <table:table-cell table:formula="oooc:=[.C56]/1024" office:value-type="percentage" office:value="0.8984375">
            <text:p>89.84%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ooc:=2+ ((([.A57]*[.B57])+[.A57]+[.B57])*2)" office:value-type="float" office:value="924">
            <text:p>924</text:p>
          </table:table-cell>
          <table:table-cell table:formula="oooc:=[.C57]/1024" office:value-type="percentage" office:value="0.90234375">
            <text:p>90.23%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ooc:=2+ ((([.A58]*[.B58])+[.A58]+[.B58])*2)" office:value-type="float" office:value="924">
            <text:p>924</text:p>
          </table:table-cell>
          <table:table-cell table:formula="oooc:=[.C58]/1024" office:value-type="percentage" office:value="0.90234375">
            <text:p>90.23%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table:formula="oooc:=2+ ((([.A59]*[.B59])+[.A59]+[.B59])*2)" office:value-type="float" office:value="936">
            <text:p>936</text:p>
          </table:table-cell>
          <table:table-cell table:formula="oooc:=[.C59]/1024" office:value-type="percentage" office:value="0.9140625">
            <text:p>91.41%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formula="oooc:=2+ ((([.A60]*[.B60])+[.A60]+[.B60])*2)" office:value-type="float" office:value="936">
            <text:p>936</text:p>
          </table:table-cell>
          <table:table-cell table:formula="oooc:=[.C60]/1024" office:value-type="percentage" office:value="0.9140625">
            <text:p>91.41%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table:formula="oooc:=2+ ((([.A61]*[.B61])+[.A61]+[.B61])*2)" office:value-type="float" office:value="950">
            <text:p>950</text:p>
          </table:table-cell>
          <table:table-cell table:formula="oooc:=[.C61]/1024" office:value-type="percentage" office:value="0.927734375">
            <text:p>92.77%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table:formula="oooc:=2+ ((([.A62]*[.B62])+[.A62]+[.B62])*2)" office:value-type="float" office:value="950">
            <text:p>950</text:p>
          </table:table-cell>
          <table:table-cell table:formula="oooc:=[.C62]/1024" office:value-type="percentage" office:value="0.927734375">
            <text:p>92.77%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table:formula="oooc:=2+ ((([.A63]*[.B63])+[.A63]+[.B63])*2)" office:value-type="float" office:value="952">
            <text:p>952</text:p>
          </table:table-cell>
          <table:table-cell table:formula="oooc:=[.C63]/1024" office:value-type="percentage" office:value="0.9296875">
            <text:p>92.97%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table:formula="oooc:=2+ ((([.A64]*[.B64])+[.A64]+[.B64])*2)" office:value-type="float" office:value="952">
            <text:p>952</text:p>
          </table:table-cell>
          <table:table-cell table:formula="oooc:=[.C64]/1024" office:value-type="percentage" office:value="0.9296875">
            <text:p>92.97%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ooc:=2+ ((([.A65]*[.B65])+[.A65]+[.B65])*2)" office:value-type="float" office:value="960">
            <text:p>960</text:p>
          </table:table-cell>
          <table:table-cell table:formula="oooc:=[.C65]/1024" office:value-type="percentage" office:value="0.9375">
            <text:p>93.75%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table:formula="oooc:=2+ ((([.A66]*[.B66])+[.A66]+[.B66])*2)" office:value-type="float" office:value="960">
            <text:p>960</text:p>
          </table:table-cell>
          <table:table-cell table:formula="oooc:=[.C66]/1024" office:value-type="percentage" office:value="0.9375">
            <text:p>93.75%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formula="oooc:=2+ ((([.A67]*[.B67])+[.A67]+[.B67])*2)" office:value-type="float" office:value="966">
            <text:p>966</text:p>
          </table:table-cell>
          <table:table-cell table:formula="oooc:=[.C67]/1024" office:value-type="percentage" office:value="0.943359375">
            <text:p>94.34%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ooc:=2+ ((([.A68]*[.B68])+[.A68]+[.B68])*2)" office:value-type="float" office:value="966">
            <text:p>966</text:p>
          </table:table-cell>
          <table:table-cell table:formula="oooc:=[.C68]/1024" office:value-type="percentage" office:value="0.943359375">
            <text:p>94.34%</text:p>
          </table:table-cell>
          <table:table-cell/>
        </table:table-row>
        <table:table-row table:style-name="ro1">
          <table:table-cell table:number-columns-repeated="2" office:value-type="float" office:value="21">
            <text:p>21</text:p>
          </table:table-cell>
          <table:table-cell table:formula="oooc:=2+ ((([.A69]*[.B69])+[.A69]+[.B69])*2)" office:value-type="float" office:value="968">
            <text:p>968</text:p>
          </table:table-cell>
          <table:table-cell table:formula="oooc:=[.C69]/1024" office:value-type="percentage" office:value="0.9453125">
            <text:p>94.53%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table:formula="oooc:=2+ ((([.A70]*[.B70])+[.A70]+[.B70])*2)" office:value-type="float" office:value="972">
            <text:p>972</text:p>
          </table:table-cell>
          <table:table-cell table:formula="oooc:=[.C70]/1024" office:value-type="percentage" office:value="0.94921875">
            <text:p>94.92%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formula="oooc:=2+ ((([.A71]*[.B71])+[.A71]+[.B71])*2)" office:value-type="float" office:value="972">
            <text:p>972</text:p>
          </table:table-cell>
          <table:table-cell table:formula="oooc:=[.C71]/1024" office:value-type="percentage" office:value="0.94921875">
            <text:p>94.92%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table:formula="oooc:=2+ ((([.A72]*[.B72])+[.A72]+[.B72])*2)" office:value-type="float" office:value="986">
            <text:p>986</text:p>
          </table:table-cell>
          <table:table-cell table:formula="oooc:=[.C72]/1024" office:value-type="percentage" office:value="0.962890625">
            <text:p>96.29%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table:formula="oooc:=2+ ((([.A73]*[.B73])+[.A73]+[.B73])*2)" office:value-type="float" office:value="986">
            <text:p>986</text:p>
          </table:table-cell>
          <table:table-cell table:formula="oooc:=[.C73]/1024" office:value-type="percentage" office:value="0.962890625">
            <text:p>96.29%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table:formula="oooc:=2+ ((([.A74]*[.B74])+[.A74]+[.B74])*2)" office:value-type="float" office:value="988">
            <text:p>988</text:p>
          </table:table-cell>
          <table:table-cell table:formula="oooc:=[.C74]/1024" office:value-type="percentage" office:value="0.96484375">
            <text:p>96.48%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table:formula="oooc:=2+ ((([.A75]*[.B75])+[.A75]+[.B75])*2)" office:value-type="float" office:value="988">
            <text:p>988</text:p>
          </table:table-cell>
          <table:table-cell table:formula="oooc:=[.C75]/1024" office:value-type="percentage" office:value="0.96484375">
            <text:p>96.48%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formula="oooc:=2+ ((([.A76]*[.B76])+[.A76]+[.B76])*2)" office:value-type="float" office:value="1000">
            <text:p>1000</text:p>
          </table:table-cell>
          <table:table-cell table:formula="oooc:=[.C76]/1024" office:value-type="percentage" office:value="0.9765625">
            <text:p>97.66%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formula="oooc:=2+ ((([.A77]*[.B77])+[.A77]+[.B77])*2)" office:value-type="float" office:value="1000">
            <text:p>1000</text:p>
          </table:table-cell>
          <table:table-cell table:formula="oooc:=[.C77]/1024" office:value-type="percentage" office:value="0.9765625">
            <text:p>97.66%</text:p>
          </table:table-cell>
          <table:table-cell office:value-type="string">
            <text:p>Default Setting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ooc:=2+ ((([.A78]*[.B78])+[.A78]+[.B78])*2)" office:value-type="float" office:value="1008">
            <text:p>1008</text:p>
          </table:table-cell>
          <table:table-cell table:formula="oooc:=[.C78]/1024" office:value-type="percentage" office:value="0.984375">
            <text:p>98.44%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formula="oooc:=2+ ((([.A79]*[.B79])+[.A79]+[.B79])*2)" office:value-type="float" office:value="1008">
            <text:p>1008</text:p>
          </table:table-cell>
          <table:table-cell table:formula="oooc:=[.C79]/1024" office:value-type="percentage" office:value="0.984375">
            <text:p>98.44%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table:formula="oooc:=2+ ((([.A80]*[.B80])+[.A80]+[.B80])*2)" office:value-type="float" office:value="1008">
            <text:p>1008</text:p>
          </table:table-cell>
          <table:table-cell table:formula="oooc:=[.C80]/1024" office:value-type="percentage" office:value="0.984375">
            <text:p>98.44%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formula="oooc:=2+ ((([.A81]*[.B81])+[.A81]+[.B81])*2)" office:value-type="float" office:value="1008">
            <text:p>1008</text:p>
          </table:table-cell>
          <table:table-cell table:formula="oooc:=[.C81]/1024" office:value-type="percentage" office:value="0.984375">
            <text:p>98.44%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formula="oooc:=2+ ((([.A82]*[.B82])+[.A82]+[.B82])*2)" office:value-type="float" office:value="1012">
            <text:p>1012</text:p>
          </table:table-cell>
          <table:table-cell table:formula="oooc:=[.C82]/1024" office:value-type="percentage" office:value="0.98828125">
            <text:p>98.83%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ooc:=2+ ((([.A83]*[.B83])+[.A83]+[.B83])*2)" office:value-type="float" office:value="1012">
            <text:p>1012</text:p>
          </table:table-cell>
          <table:table-cell table:formula="oooc:=[.C83]/1024" office:value-type="percentage" office:value="0.98828125">
            <text:p>98.83%</text:p>
          </table:table-cell>
          <table:table-cell/>
        </table:table-row>
        <table:table-row table:style-name="ro1" table:number-rows-repeated="6545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database-ranges>
        <table:database-range table:target-range-address="Sheet1.A2:Sheet1.C6553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09">11/09/2008</text:date>, <text:time>18:1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_ASUS_Edition$Linux OpenOffice.org_project/680m13$Build-9292$CWS-c23v002</meta:generator>
    <meta:initial-creator>Fred Cooke</meta:initial-creator>
    <meta:creation-date>2008-11-09T17:39:39</meta:creation-date>
    <dc:creator>Fred Cooke</dc:creator>
    <dc:date>2008-11-09T18:11:36</dc:date>
    <meta:editing-cycles>3</meta:editing-cycles>
    <meta:editing-duration>PT16M47S</meta:editing-duration>
    <meta:user-defined meta:name="Info 1"/>
    <meta:user-defined meta:name="Info 2"/>
    <meta:user-defined meta:name="Info 3"/>
    <meta:user-defined meta:name="Info 4"/>
    <meta:document-statistic meta:table-count="3" meta:cell-count="333"/>
  </office:meta>
</office:document-meta>
</file>